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90000012114EB4B77.png" manifest:media-type="image/png"/>
  <manifest:file-entry manifest:full-path="Pictures/100000010000041D000001DB94B0D497.png" manifest:media-type="image/png"/>
  <manifest:file-entry manifest:full-path="Pictures/10001EB70000819B00003A65E3238843.svg" manifest:media-type="image/svg+xml"/>
  <manifest:file-entry manifest:full-path="Pictures/10000000000008A80000067E94903FC7.jpg" manifest:media-type="image/jpeg"/>
  <manifest:file-entry manifest:full-path="Pictures/10000001000001090000006FC14A1CF4.png" manifest:media-type="image/png"/>
  <manifest:file-entry manifest:full-path="Pictures/100048B800001B6E00000B78D6AD0773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 loext:decorative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 loext:decorative="false"/>
    </style:style>
    <style:style style:name="gr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 loext:decorative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 loext:decorative="fals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 loext:decorative="false"/>
    </style:style>
    <style:style style:name="pr1" style:family="presentation" style:parent-style-name="master1_5f_-title" style:list-style-name="L1">
      <style:graphic-properties fo:min-height="3.477cm" loext:decorative="false"/>
      <style:paragraph-properties style:writing-mode="lr-tb"/>
    </style:style>
    <style:style style:name="pr2" style:family="presentation" style:parent-style-name="master1_5f_-notes">
      <style:graphic-properties draw:fill-color="#ffffff" fo:min-height="14.431cm" loext:decorative="false"/>
      <style:paragraph-properties style:writing-mode="lr-tb"/>
    </style:style>
    <style:style style:name="pr3" style:family="presentation" style:parent-style-name="master-title">
      <style:graphic-properties draw:auto-grow-height="true" fo:min-height="1.741cm" loext:decorative="false"/>
      <style:paragraph-properties style:writing-mode="lr-tb"/>
    </style:style>
    <style:style style:name="pr4" style:family="presentation" style:parent-style-name="master-outline1">
      <style:graphic-properties fo:min-height="1.857cm" loext:decorative="false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master-outline1">
      <style:graphic-properties loext:decorative="false"/>
      <style:paragraph-properties style:writing-mode="lr-tb"/>
    </style:style>
    <style:style style:name="pr7" style:family="presentation" style:parent-style-name="master-title">
      <style:graphic-properties fo:min-height="1.741cm" loext:decorative="false"/>
      <style:paragraph-properties style:writing-mode="lr-tb"/>
    </style:style>
    <style:style style:name="pr8" style:family="presentation" style:parent-style-name="master-outline1">
      <style:graphic-properties fo:min-height="14.15cm" loext:decorative="false"/>
      <style:paragraph-properties style:writing-mode="lr-tb"/>
    </style:style>
    <style:style style:name="pr9" style:family="presentation" style:parent-style-name="master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master-notes">
      <style:graphic-properties draw:fill-color="#ffffff" draw:auto-grow-height="true" fo:min-height="13.735cm" loext:decorative="false"/>
      <style:paragraph-properties style:writing-mode="lr-tb"/>
    </style:style>
    <style:style style:name="pr11" style:family="presentation" style:parent-style-name="master-title">
      <style:graphic-properties draw:auto-grow-height="true" fo:min-height="1.737cm" loext:decorative="false"/>
      <style:paragraph-properties style:writing-mode="lr-tb"/>
    </style:style>
    <style:style style:name="pr12" style:family="presentation" style:parent-style-name="master-notes">
      <style:graphic-properties draw:fill-color="#ffffff" fo:min-height="15.121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loext:opacity="100%" style:font-name="Liberation Sans2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/>
      <style:text-properties fo:color="#c5000b" loext:opacity="100%" fo:font-size="20pt"/>
    </style:style>
    <style:style style:name="P8" style:family="paragraph">
      <style:paragraph-properties fo:margin-top="0cm" fo:margin-bottom="0.4cm"/>
    </style:style>
    <style:style style:name="P9" style:family="paragraph">
      <style:text-properties fo:color="#000000" loext:opacity="100%"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cm" fo:margin-bottom="0.4cm"/>
    </style:style>
    <style:style style:name="P12" style:family="paragraph">
      <style:paragraph-properties fo:margin-top="0.2cm" fo:margin-bottom="0.5cm"/>
    </style:style>
    <style:style style:name="P13" style:family="paragraph">
      <loext:graphic-properties draw:fill-color="#ffffff"/>
      <style:text-properties fo:font-size="14pt" style:font-size-asian="14pt" style:font-size-complex="14pt"/>
    </style:style>
    <style:style style:name="P14" style:family="paragraph">
      <style:paragraph-properties fo:margin-top="0.2cm" fo:margin-bottom="0.2cm"/>
    </style:style>
    <style:style style:name="P15" style:family="paragraph">
      <loext:graphic-properties draw:fill="none"/>
      <style:paragraph-properties fo:text-align="start"/>
      <style:text-properties style:font-name="Liberation Mono"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top="0cm" fo:margin-bottom="0.3cm"/>
    </style:style>
    <style:style style:name="P18" style:family="paragraph">
      <style:text-properties fo:color="#000000" loext:opacity="100%" fo:font-size="26pt" style:font-size-asian="26pt" style:font-size-complex="26pt"/>
    </style:style>
    <style:style style:name="P19" style:family="paragraph">
      <loext:graphic-properties draw:fill-color="#999999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margin-left="0cm" fo:margin-right="0cm" fo:margin-top="0cm" fo:margin-bottom="0.2cm" fo:text-indent="-0.6cm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/>
      <style:text-properties style:font-name="Liberation Mono2" fo:font-size="14pt" style:font-size-asian="14pt" style:font-size-complex="14pt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loext:graphic-properties draw:fill-color="#ffffff"/>
      <style:paragraph-properties fo:margin-left="0cm" fo:margin-right="0cm" fo:margin-top="0cm" fo:margin-bottom="0.2cm" fo:text-indent="0cm"/>
      <style:text-properties fo:color="#000000" loext:opacity="100%" style:font-name="Liberation Sans" fo:font-size="14pt" style:font-size-asian="14pt" style:font-size-complex="14pt"/>
    </style:style>
    <style:style style:name="T1" style:family="text">
      <style:text-properties fo:color="#ffffff" loext:opacity="100%" style:font-name="Liberation Sans2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2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5" fo:font-size="14pt" fo:language="ru" fo:country="RU" style:font-name-asian="Liberation Sans5" style:font-size-asian="14pt" style:font-name-complex="Liberation Sans5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style:font-name="Liberation Serif" fo:font-size="28pt" fo:language="rue" fo:country="UA" style:font-size-asian="28pt" style:font-size-complex="28pt"/>
    </style:style>
    <style:style style:name="T13" style:family="text">
      <style:text-properties style:font-name="Liberation Serif" fo:font-size="26pt" fo:language="rue" fo:country="UA" style:font-size-asian="26pt" style:font-size-complex="26pt"/>
    </style:style>
    <style:style style:name="T14" style:family="text">
      <style:text-properties style:font-name="Liberation Serif" fo:font-size="22pt" fo:language="ru" fo:country="RU" fo:font-style="normal" style:font-size-asian="22pt" style:font-style-asian="normal" style:font-size-complex="22pt" style:font-style-complex="normal"/>
    </style:style>
    <style:style style:name="T15" style:family="text">
      <style:text-properties fo:color="#000000" loext:opacity="100%" fo:font-size="22pt" fo:language="ru" fo:country="RU" style:font-size-asian="22pt" style:font-size-complex="22pt"/>
    </style:style>
    <style:style style:name="T16" style:family="text">
      <style:text-properties fo:color="#000000" loext:opacity="100%" style:text-underline-style="solid" style:text-underline-width="auto" style:text-underline-color="font-color"/>
    </style:style>
    <style:style style:name="T17" style:family="text">
      <style:text-properties style:font-name="Liberation Mono" fo:font-size="18pt"/>
    </style:style>
    <style:style style:name="T18" style:family="text">
      <style:text-properties fo:font-size="22pt" fo:language="ru" fo:country="RU" style:font-size-asian="22pt" style:font-size-complex="22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style:font-name="Liberation Mono" fo:font-size="18pt" style:font-size-asian="18pt" style:font-size-complex="18pt"/>
    </style:style>
    <style:style style:name="T21" style:family="text">
      <style:text-properties style:font-name="Liberation Sans2" fo:font-size="22pt" style:font-size-asian="22pt" style:font-size-complex="22pt"/>
    </style:style>
    <style:style style:name="T22" style:family="text">
      <style:text-properties fo:language="en" fo:country="US"/>
    </style:style>
    <style:style style:name="T23" style:family="text">
      <style:text-properties style:font-name="Liberation Mono" fo:font-size="18pt" fo:language="en" fo:country="US" style:font-size-asian="18pt" style:font-size-complex="18pt"/>
    </style:style>
    <style:style style:name="T24" style:family="text">
      <style:text-properties style:font-name="Liberation Sans2" fo:font-size="22pt" fo:language="en" fo:country="US" style:font-size-asian="22pt" style:font-size-complex="22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000000" loext:opacity="100%" fo:font-size="14pt" style:text-underline-style="solid" style:text-underline-width="auto" style:text-underline-color="font-color" style:font-size-asian="14pt" style:font-size-complex="14pt"/>
    </style:style>
    <style:style style:name="T27" style:family="text">
      <style:text-properties fo:color="#000000" loext:opacity="100%" fo:font-size="26pt" fo:language="ru" fo:country="RU" style:font-size-asian="26pt" style:font-size-complex="26pt"/>
    </style:style>
    <style:style style:name="T28" style:family="text">
      <style:text-properties fo:color="#000000" loext:opacity="100%" fo:font-size="6pt" fo:language="ru" fo:country="RU" style:font-size-asian="6pt" style:font-size-complex="6pt"/>
    </style:style>
    <style:style style:name="T29" style:family="text">
      <style:text-properties style:font-name="Liberation Mono2" fo:font-size="12pt" style:font-size-asian="12pt" style:font-size-complex="12pt"/>
    </style:style>
    <style:style style:name="T30" style:family="text">
      <style:text-properties fo:color="#000000" loext:opacity="100%" style:font-name="Liberation Sans" fo:font-size="14pt" fo:language="ru" fo:country="RU" style:font-size-asian="14pt" style:font-size-complex="14pt"/>
    </style:style>
    <style:style style:name="T31" style:family="text">
      <style:text-properties fo:color="#000000" loext:opacity="100%" style:font-name="Liberation Sans2" fo:font-size="14pt" fo:language="ru" fo:country="RU" style:font-size-asian="14pt" style:font-size-complex="14pt"/>
    </style:style>
    <style:style style:name="T32" style:family="text">
      <style:text-properties style:font-name="Liberation Mono" fo:font-size="12pt" style:font-size-asian="12pt" style:font-size-complex="12pt"/>
    </style:style>
    <style:style style:name="T33" style:family="text">
      <style:text-properties style:font-name="Liberation Mono" fo:font-size="12pt" fo:font-style="italic" style:font-size-asian="12pt" style:font-style-asian="italic" style:font-size-complex="12pt" style:font-style-complex="italic"/>
    </style:style>
    <style:style style:name="T34" style:family="text">
      <style:text-properties style:font-name="Liberation Mono" fo:font-size="12pt" fo:font-style="normal" style:font-size-asian="12pt" style:font-style-asian="normal" style:font-size-complex="12pt" style:font-style-complex="normal"/>
    </style:style>
    <style:style style:name="T35" style:family="text">
      <style:text-properties fo:color="#000000" loext:opacity="100%" style:font-name="Liberation Mono" fo:font-size="12pt" fo:language="ru" fo:country="RU" style:font-size-asian="12pt" style:font-size-complex="12pt"/>
    </style:style>
    <style:style style:name="T36" style:family="text">
      <style:text-properties fo:color="#000000" loext:opacity="100%" style:font-name="Liberation Mono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PL/pgSQL</text:span><text:span text:style-name="T2"><text:line-break/></text:span><text:span text:style-name="T2">Динамические команды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9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8"><text:span text:style-name="T11">Причины использования</text:span></text:p>
              </text:list-item>
              <text:list-item>
                <text:p text:style-name="P8"><text:span text:style-name="T11">Выполнение динамического запроса</text:span></text:p>
              </text:list-item>
              <text:list-item>
                <text:p text:style-name="P8"><text:span text:style-name="T11">Способы формирования динамического запроса</text:span></text:p>
              </text:list-item>
              <text:list-item>
                <text:p text:style-name="P8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Динамический SQL</text:span></text:p>
          </draw:text-box>
        </draw:frame>
        <draw:frame presentation:style-name="pr6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1"><text:span text:style-name="T10">Текст SQL-команды формируется в момент выполнения</text:span></text:p>
              </text:list-item>
              <text:list-item>
                <text:p text:style-name="P11"><text:span text:style-name="T10">Причины использования</text:span></text:p>
                <text:list>
                  <text:list-item>
                    <text:p><text:span text:style-name="T10">дополнительная гибкость в приложении</text:span></text:p>
                  </text:list-item>
                  <text:list-item>
                    <text:p text:style-name="P12"><text:span text:style-name="T10">формирование нескольких конкретных запросов</text:span><text:span text:style-name="T10"><text:line-break/></text:span><text:span text:style-name="T10">вместо одного универсального для оптимизации</text:span></text:p>
                  </text:list-item>
                </text:list>
              </text:list-item>
              <text:list-item>
                <text:p><text:span text:style-name="T10">Цена</text:span></text:p>
                <text:list>
                  <text:list-item>
                    <text:p><text:span text:style-name="T10">операторы не подготавливаются</text:span></text:p>
                  </text:list-item>
                  <text:list-item>
                    <text:p><text:span text:style-name="T10">возрастает риск внедрения SQL-кода</text:span></text:p>
                  </text:list-item>
                  <text:list-item>
                    <text:p><text:span text:style-name="T10">возрастает сложность сопровождени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Под динамическими командами понимаются команды SQL, текст которых формируется и затем выполняется внутри PL/pgSQL-блока<text:line-break/>в подпрограммах или в анонимных блоках.</text:p>
              <text:p>В большинстве случаев можно обойтись без динамических команд,<text:line-break/>но иногда они могут предоставить дополнительную гибкость. Например, можно встроить в определенные места приложения возможность выполнять команды, считанные из настроек системы. Управлять такими настройками могут специалисты поддержки во время эксплуатации приложения, а не программисты в момент разработки.</text:p>
              <text:p>Иногда, при формировании отчета с большим количеством необязательных параметров, бывает проще формировать текст запроса прямо во время выполнения только для указанных параметров, чем заранее, при разработке, писать сложный запрос, учитывающий все возможные комбинации параметров.</text:p>
              <text:p>Платой за использование динамических команд будет отказ<text:line-break/>от подготовленных операторов, которые по умолчанию используются<text:line-break/>в PL/pgSQL. Также нужно следить за безопасностью динамических команд с точки зрения возможности внедрения SQL-кода.</text:p>
              <text:p>Следует отметить и существенное возрастание сложности сопровождения. В частности, в исходном коде приложения невозможно будет текстовым поиском обнаружить все выполняемые команды.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6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1"><text:span text:style-name="T12">Оператор </text:span><text:span text:style-name="T13">EXECUTE</text:span></text:p>
                <text:list>
                  <text:list-item>
                    <text:p text:style-name="P14"><text:span text:style-name="T14">выполняет строковое представление SQL-запроса</text:span></text:p>
                  </text:list-item>
                  <text:list-item>
                    <text:p><text:span text:style-name="T14">позволяет использовать параметры</text:span></text:p>
                  </text:list-item>
                  <text:list-item>
                    <text:p text:style-name="P12"><text:span text:style-name="T14">переменные PL/pgSQL не становятся неявными параметрами</text:span></text:p>
                  </text:list-item>
                </text:list>
              </text:list-item>
              <text:list-item>
                <text:p text:style-name="P11"><text:span text:style-name="T10">Может использоваться вместо SQL-запроса</text:span></text:p>
                <text:list>
                  <text:list-item>
                    <text:p><text:span text:style-name="T15">сам по себе</text:span></text:p>
                  </text:list-item>
                  <text:list-item>
                    <text:p><text:span text:style-name="T15">при открытии курсора</text:span></text:p>
                  </text:list-item>
                  <text:list-item>
                    <text:p><text:span text:style-name="T15">в цикле по запросу</text:span></text:p>
                  </text:list-item>
                  <text:list-item>
                    <text:p><text:span text:style-name="T15">в предложении RETURN QUERY</text:span></text:p>
                  </text:list-item>
                  <text:list-item>
                    <text:p><text:span text:style-name="T15"/></text:p>
                  </text:list-item>
                </text:list>
              </text:list-item>
            </text:list>
          </draw:text-box>
        </draw:frame>
        <draw:frame presentation:style-name="pr3" draw:layer="layout" svg:width="19.8cm" svg:height="1.741cm" svg:x="1.2cm" svg:y="0.738cm" presentation:class="title" presentation:user-transformed="true">
          <draw:text-box>
            <text:p><text:span text:style-name="T10">Выполнение запроса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Для выполнения динамических команд в PL/pgSQL используется команда EXECUTE, которая выполняет SQL-оператор, заданный в виде текстовой строки.</text:p>
              <text:p>Динамический запрос может содержать явно заданные параметры.<text:line-break/>В тексте команды параметры обозначаются как $1, $2 и т. д., а значения параметров указываются в предложении USING. Параметры работают точно так же, как в подготовленных операторах (что рассматривалось<text:line-break/>в теме «Архитектура. Общее устройство PostgreSQL»). Однако переменные PL/pgSQL не становятся неявными параметрами, как это происходит при обычном, не динамическом, использовании SQL<text:line-break/>в PL/pgSQL.</text:p>
              <text:p>Оператор EXECUTE может использоваться как самостоятельный оператор (в этом случае просто выполняется динамическая команда). Он также может использоваться в циклах по запросу, при открытии курсора, в команде RETURN QUERY — во всех этих случаях EXECUTE заменяет собой оператор SQL.</text:p>
              <text:p><text:span text:style-name="T16"><text:a xlink:href="https://postgrespro.ru/docs/postgresql/16/plpgsql-statements#PLPGSQL-STATEMENTS-EXECUTING-DYN" xlink:type="simple">https://postgrespro.ru/docs/postgresql/16/plpgsql-statements#PLPGSQL-STATEMENTS-EXECUTING-DYN</text:a></text:span></text:p>
              <text:p>Тонкий момент: процедура не может управлять транзакциями, если она вызывается оператором EXECUTE.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5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Формирование команды</text:span></text:p>
          </draw:text-box>
        </draw:frame>
        <draw:frame presentation:style-name="pr6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11"><text:span text:style-name="T10">Подстановка значений параметров</text:span></text:p>
                <text:list>
                  <text:list-item>
                    <text:p text:style-name="P14"><text:span text:style-name="T18">предложение</text:span><text:span text:style-name="T19"> USING</text:span></text:p>
                  </text:list-item>
                  <text:list-item>
                    <text:p text:style-name="P12"><text:span text:style-name="T18">гарантируется невозможность внедрения SQL-кода</text:span></text:p>
                  </text:list-item>
                </text:list>
              </text:list-item>
              <text:list-item>
                <text:p text:style-name="P11"><text:span text:style-name="T10">Экранирование значений</text:span></text:p>
                <text:list>
                  <text:list-item>
                    <text:p text:style-name="P14"><text:span text:style-name="T10">идентификаторы</text:span>: <text:span text:style-name="T20">format('%I')</text:span><text:span text:style-name="T21">,</text:span><text:span text:style-name="T20"> quote_ident</text:span></text:p>
                  </text:list-item>
                  <text:list-item>
                    <text:p><text:span text:style-name="T22">литералы: </text:span><text:span text:style-name="T23">format('%L')</text:span><text:span text:style-name="T24">,</text:span><text:span text:style-name="T23"> quote_literal</text:span><text:span text:style-name="T24">,</text:span><text:span text:style-name="T23"> quote_nullable</text:span></text:p>
                  </text:list-item>
                  <text:list-item>
                    <text:p text:style-name="P12"><text:span text:style-name="T10">внедрение SQL-кода невозможно при правильном использовании</text:span></text:p>
                  </text:list-item>
                </text:list>
              </text:list-item>
              <text:list-item>
                <text:p text:style-name="P11"><text:span text:style-name="T10">Обычные строковые функции</text:span></text:p>
                <text:list>
                  <text:list-item>
                    <text:p><text:span text:style-name="T10">конкатенация и др.</text:span></text:p>
                  </text:list-item>
                  <text:list-item>
                    <text:p><text:span text:style-name="T10">возможно внедрение SQL-кода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735cm" svg:x="2.1cm" svg:y="14.107cm" presentation:class="notes" presentation:user-transformed="true">
            <draw:text-box>
              <text:p><text:span text:style-name="T25">Использование оператора EXECUTE имеет смысл, если команда формируется динамически. Приведенные ранее примеры можно было бы записать и без оператора EXECUTE.</text:span></text:p>
              <text:p><text:span text:style-name="T25">Поскольку команда представляется текстовой строкой, ее можно сформировать обычными строковыми функциями, такими как конкатенация и т. п. В этом случае надо проявлять крайнюю осторожность, поскольку возможно внедрение SQL-кода.</text:span></text:p>
              <text:p><text:span text:style-name="T25">Внедрение SQL-кода невозможно в принципе, если значения передаются как параметры с помощью предложения USING.</text:span></text:p>
              <text:p><text:span text:style-name="T25">Однако параметры применимы не всегда: может понадобиться конкатенировать отдельные части запроса или подставлять в запрос имя таблицы. В этом случае для защиты от внедрений следует экранировать значения, полученные из ненадежного источника.</text:span></text:p>
              <text:p><text:span text:style-name="T25">Для идентификаторов используется функция format со спецификатором %I или функция quote_ident. Эти функции формируют правильные имена идентификаторов, при необходимости заключая их в двойные кавычки и экранируя специальные символы.</text:span></text:p>
              <text:p><text:span text:style-name="T25">Для подстановки литералов внутрь текста команды можно использовать функции quote_literal, quote_nullable или функцию format со спецификатором %L.</text:span></text:p>
              <text:p><text:span text:style-name="T26"><text:a xlink:href="https://postgrespro.ru/docs/postgresql/16/functions-string" xlink:type="simple">https://postgrespro.ru/docs/postgresql/16/functions-string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15" draw:layer="layout" svg:width="17.893cm" svg:height="11.728cm" svg:x="5.054cm" svg:y="6.182cm">
          <draw:image xlink:href="Pictures/10000001000001B90000012114EB4B77.png" xlink:type="simple" xlink:show="embed" xlink:actuate="onLoad" draw:mime-type="image/png">
            <text:p text:style-name="P1"><text:span text:style-name="T17"/></text:p>
            <text:p text:style-name="P1"><text:span text:style-name="T17"/></text:p>
            <text:p text:style-name="P1"><text:span text:style-name="T17"/></text:p>
            <text:p text:style-name="P1"><text:span text:style-name="T17"><text:s text:c="11"/></text:span><text:span text:style-name="T17">$ psql</text:span></text:p>
            <text:p text:style-name="P1"><text:span text:style-name="T17"><text:s text:c="11"/></text:span><text:span text:style-name="T17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6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><text:span text:style-name="T10">Динамические команды дают дополнительную гибкость</text:span></text:p>
              </text:list-item>
              <text:list-item>
                <text:p><text:span text:style-name="T10">Позволяют формировать отдельные запросы для разных значений параметров с целью оптимизации</text:span></text:p>
              </text:list-item>
              <text:list-item>
                <text:p><text:span text:style-name="T10">Не подходят для коротких, частых запросов</text:span></text:p>
              </text:list-item>
              <text:list-item>
                <text:p><text:span text:style-name="T10">Увеличивается сложность поддержк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11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6" draw:text-style-name="P18" draw:layer="layout" svg:width="25.6cm" svg:height="14.4cm" svg:x="1.2cm" svg:y="4.8cm" presentation:class="outline">
          <draw:text-box>
            <text:list text:style-name="L4">
              <text:list-item>
                <text:p text:style-name="P17"><text:span text:style-name="T27">Измените функцию get_catalog так, чтобы запрос</text:span><text:span text:style-name="T27"><text:line-break/></text:span><text:span text:style-name="T27">к представлению catalog_v формировался динамически</text:span><text:span text:style-name="T27"><text:line-break/></text:span><text:span text:style-name="T27">и содержал условия только на те поля, которые заполнены</text:span><text:span text:style-name="T27"><text:line-break/></text:span><text:span text:style-name="T27">на форме поиска в «Магазине».</text:span><text:span text:style-name="T27"><text:line-break/></text:span><text:span text:style-name="T28"> </text:span><text:span text:style-name="T28"><text:line-break/></text:span><text:span text:style-name="T27">Убедитесь, что реализация не допускает возможности внедрения SQL-кода.</text:span><text:span text:style-name="T27"><text:line-break/></text:span><text:span text:style-name="T28"> </text:span><text:span text:style-name="T27"><text:line-break/></text:span><text:span text:style-name="T27">Проверьте работу функции в приложении.</text:span></text:p>
              </text:list-item>
            </text:list>
          </draw:text-box>
        </draw:frame>
        <draw:g draw:name="book" draw:style-name="gr4">
          <draw:custom-shape draw:style-name="gr5" draw:text-style-name="P19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6" draw:text-style-name="P20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7" draw:text-style-name="P20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8" draw:text-style-name="P19" draw:layer="layout" svg:width="1.309cm" svg:height="0.703cm" draw:transform="rotate (1.5707963267949) translate (9.703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9" draw:text-style-name="P20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20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20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0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2" draw:text-style-name="P22" draw:layer="layout" svg:width="16.799cm" svg:height="15.121cm" svg:x="2.1cm" svg:y="14.107cm" presentation:class="notes" presentation:user-transformed="true">
            <draw:text-box>
              <text:p text:style-name="P21"><text:span text:style-name="T25">1. Скажем, если на форме поиска не заполнены поля «Название книги» и «Имя автора», но установлен флажок «Есть на складе», должен быть сформирован такой, например, запрос:</text:span></text:p>
              <text:p text:style-name="P21"><text:span text:style-name="T29">SELECT ... FROM catalog_v WHERE onhand_qty &gt; 0;</text:span></text:p>
              <text:p text:style-name="P21"><text:span text:style-name="T25">Учтите, что поиск при такой реализации вовсе не обязательно будет работать эффективнее, но поддерживать его совершенно точно будет сложнее. Поэтому в реальной работе не стоит прибегать к такому приему, если для того нет веских оснований. Тема оптимизации запросов рассматривается в курсе QPT.</text:span></text:p>
              <text:p text:style-name="P21"><text:span text:style-name="T25"/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7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6" draw:text-style-name="P23" draw:layer="layout" svg:width="25.6cm" svg:height="14.4cm" svg:x="1.2cm" svg:y="4.8cm" presentation:class="outline" presentation:user-transformed="true">
          <draw:text-box>
            <text:list text:style-name="L4">
              <text:list-item>
                <text:p text:style-name="P17"><text:span text:style-name="T27">Создайте функцию, которая возвращает строки матричного отчета по функциям в базе данных.</text:span><text:span text:style-name="T27"><text:line-break/></text:span><text:span text:style-name="T28"> </text:span><text:span text:style-name="T27"><text:line-break/></text:span><text:span text:style-name="T27">Столбцы должны содержать имена владельцев функций,</text:span><text:span text:style-name="T27"><text:line-break/></text:span><text:span text:style-name="T27">строки — названия схем, а ячейки — количество функций данного владельца в данной схеме.</text:span><text:span text:style-name="T27"><text:line-break/></text:span><text:span text:style-name="T28"> </text:span><text:span text:style-name="T27"><text:line-break/></text:span><text:span text:style-name="T27">Как можно вызвать такую функцию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25" draw:layer="layout" svg:width="16.799cm" svg:height="13.364cm" svg:x="2.1cm" svg:y="14.107cm" presentation:class="notes" presentation:user-transformed="true">
            <draw:text-box>
              <text:p text:style-name="P24"><text:span text:style-name="T30">1. </text:span><text:span text:style-name="T31">Примерный вид результата:</text:span></text:p>
              <text:p><text:span text:style-name="T32"><text:s text:c="7"/></text:span><text:span text:style-name="T33">schema <text:s text:c="7"/>total <text:s/>postgres <text:s/>student ...</text:span><text:span text:style-name="T34"><text:line-break/></text:span><text:span text:style-name="T32"> information_schema <text:s text:c="4"/>12 <text:s text:c="7"/>12 <text:s text:c="7"/>0 </text:span><text:span text:style-name="T32"><text:line-break/></text:span><text:span text:style-name="T32"> pg_catalog <text:s text:c="10"/>2811 <text:s text:c="5"/>2811 <text:s text:c="7"/>0</text:span><text:span text:style-name="T32"><text:line-break/></text:span><text:span text:style-name="T32"> public <text:s text:c="17"/>3 <text:s text:c="8"/>0 <text:s text:c="7"/>3</text:span><text:span text:style-name="T32"><text:line-break/></text:span><text:span text:style-name="T32"> ...</text:span></text:p>
              <text:p><text:span text:style-name="T30">Количество столбцов в запросе заранее не известно. Поэтому <text:s/>необходимо сконструировать запрос и затем динамически его выполнить. Текст запроса может быть таким:</text:span></text:p>
              <text:p text:style-name="P24"><text:span text:style-name="T35">SELECT pronamespace::regnamespace::text AS schema,</text:span><text:span text:style-name="T35"><text:line-break/></text:span><text:span text:style-name="T35"> <text:s text:c="6"/>COUNT(*) AS total</text:span><text:span text:style-name="T35"><text:line-break/></text:span><text:span text:style-name="T36"> <text:s text:c="5"/>,SUM(CASE WHEN proowner = 10 THEN 1 ELSE 0 END) postgres</text:span><text:span text:style-name="T36"><text:line-break/></text:span><text:span text:style-name="T36"> <text:s text:c="5"/>,SUM(CASE WHEN proowner = 16384 THEN 1 ELSE 0 END) student </text:span><text:span text:style-name="T35">FROM pg_proc</text:span><text:span text:style-name="T35"><text:line-break/></text:span><text:span text:style-name="T35">GROUP BY pronamespace::regnamespace</text:span><text:span text:style-name="T35"><text:line-break/></text:span><text:span text:style-name="T35">ORDER BY schema</text:span></text:p>
              <text:p text:style-name="P24"><text:span text:style-name="T30">Выделенные строки — динамическая часть — необходимо сформировать дополнительным запросом. Начало и конец запроса — статические. </text:span></text:p>
              <text:p text:style-name="P24"><text:span text:style-name="T30">Столбец proowner имеет тип oid, для получения имени владельца можно воспользоваться конструкцией proowner::regrole::text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Mono2" svg:font-family="'Liberation Mono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, Arial" style:font-family-generic="swiss" style:font-pitch="variable"/>
    <style:font-face style:name="Liberation Sans5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e6e6ff" draw:end-color="#f0e6ff" draw:start-intensity="100%" draw:end-intensity="100%" draw:angle="300deg" draw:border="0%">
      <loext:gradient-stop svg:offset="0" loext:color-type="rgb" loext:color-value="#e6e6ff"/>
      <loext:gradient-stop svg:offset="1" loext:color-type="rgb" loext:color-value="#f0e6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" draw:display-name="Transparency 2" draw:style="linear" draw:start="100%" draw:end="50%" draw:angle="0deg" draw:border="25%">
      <loext:opacity-stop svg:offset="0" svg:stop-opacity="1"/>
      <loext:opacity-stop svg:offset="1" svg:stop-opacity="0.501960784313726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4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4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 draw:fill-image-width="0cm" draw:fill-image-height="0cm" style:writing-mode="lr-tb"/>
      <style:paragraph-properties fo:margin-left="0cm" fo:margin-right="0cm" fo:margin-top="0cm" fo:margin-bottom="0.254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4pt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 style:writing-mode="lr-tb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.406cm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graphic-properties style:writing-mode="lr-tb"/>
      <style:paragraph-properties fo:margin-left="0cm" fo:margin-right="0cm" fo:margin-top="0.203cm" fo:margin-bottom="0.203cm" fo:text-indent="0cm" style:writing-mode="lr-tb"/>
      <style:text-properties style:font-name="Liberation Serif" fo:font-family="'Liberation Serif'" style:font-family-generic="roman" style:font-pitch="variable" fo:font-size="22pt" style:font-size-asian="24pt" style:font-size-complex="24pt"/>
    </style:style>
    <style:style style:name="master-outline3" style:family="presentation" style:parent-style-name="master-outline2">
      <style:graphic-properties style:writing-mode="lr-tb"/>
      <style:paragraph-properties fo:margin-top="0.203cm" fo:margin-bottom="0.203cm" style:writing-mode="lr-tb"/>
      <style:text-properties style:font-name="Liberation Serif" fo:font-family="'Liberation Serif'" style:font-family-generic="roman" style:font-pitch="variable" fo:font-size="18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 loext:decorative="false"/>
      <style:paragraph-properties style:writing-mode="lr-tb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loext:decorative="false"/>
    </style:style>
    <style:style style:name="Mpr2" style:family="presentation" style:parent-style-name="master-outline1">
      <style:graphic-properties fo:min-height="12.18cm" loext:decorative="false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aster1_5f_-backgroundobjects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 loext:decorative="false"/>
    </style:style>
    <style:style style:name="Mpr6" style:family="presentation" style:parent-style-name="master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aster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P9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7cm" svg:height="1.93cm" svg:x="22.27cm" svg:y="0.37cm">
        <draw:image xlink:href="Pictures/100048B800001B6E00000B78D6AD0773.wmf" xlink:type="simple" xlink:show="embed" xlink:actuate="onLoad" draw:mime-type="image/x-wmf">
          <text:p/>
        </draw:image>
        <draw:image xlink:href="Pictures/10000001000001090000006FC14A1CF4.png" xlink:type="simple" xlink:show="embed" xlink:actuate="onLoad" draw:mime-type="image/png"/>
      </draw:frame>
      <draw:frame draw:style-name="Mgr4" draw:text-style-name="MP8" draw:layer="backgroundobjects" svg:width="2.2cm" svg:height="1.19cm" svg:x="24.6cm" svg:y="19.2cm">
        <draw:text-box>
          <text:p text:style-name="MP7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6" draw:layer="backgroundobjects" svg:width="28cm" svg:height="21.64cm" svg:x="0cm" svg:y="0cm">
        <draw:image xlink:href="Pictures/10000000000008A80000067E94903FC7.jpg" xlink:type="simple" xlink:show="embed" xlink:actuate="onLoad" draw:mime-type="image/jpeg">
          <text:p/>
        </draw:image>
      </draw:frame>
      <draw:frame presentation:style-name="master1_5f_-outline1" draw:layer="backgroundobjects" svg:width="25.199cm" svg:height="2.107cm" svg:x="1.4cm" svg:y="15.086cm" presentation:class="outline" presentation:placeholder="true">
        <draw:text-box/>
      </draw:frame>
      <draw:custom-shape presentation:style-name="Mpr5" draw:text-style-name="MP9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presentation:style-name="master1_5f_-title" draw:layer="backgroundobjects" svg:width="25.24cm" svg:height="1.98cm" svg:x="1.43cm" svg:y="0.76cm" presentation:class="title" presentation:placeholder="true">
        <draw:text-box/>
      </draw:frame>
      <draw:frame draw:style-name="Mgr5" draw:text-style-name="MP6" draw:layer="backgroundobjects" svg:width="6.698cm" svg:height="3.018cm" svg:x="1.43cm" svg:y="5.522cm">
        <draw:image xlink:href="Pictures/10001EB70000819B00003A65E3238843.svg" xlink:type="simple" xlink:show="embed" xlink:actuate="onLoad" draw:mime-type="image/svg+xml">
          <text:p/>
        </draw:image>
        <draw:image xlink:href="Pictures/100000010000041D000001DB94B0D497.png" xlink:type="simple" xlink:show="embed" xlink:actuate="onLoad" draw:mime-type="image/png"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7H22M27S</meta:editing-duration>
    <meta:editing-cycles>156</meta:editing-cycles>
    <meta:generator>LibreOffice/24.2.4.2$Linux_X86_64 LibreOffice_project/420$Build-2</meta:generator>
    <dc:date>2024-07-02T05:33:55.803866358</dc:date>
    <meta:document-statistic meta:object-count="83"/>
    <meta:template xlink:type="simple" xlink:actuate="onRequest" xlink:title="master" xlink:href="../../../../../.config/libreoffice/4/user/template/master.otp" meta:date="2015-06-03T14:43:56.815095550"/>
  </office:meta>
</office:document-meta>
</file>